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a296" officeooo:paragraph-rsid="0000a296"/>
    </style:style>
    <style:style style:name="P2" style:family="paragraph" style:parent-style-name="Standard">
      <style:paragraph-properties fo:text-align="start" style:justify-single-word="false"/>
      <style:text-properties officeooo:rsid="0000a296" officeooo:paragraph-rsid="0000a296"/>
    </style:style>
    <style:style style:name="P3" style:family="paragraph" style:parent-style-name="Standard">
      <style:paragraph-properties fo:text-align="start" style:justify-single-word="false"/>
      <style:text-properties officeooo:rsid="0000a296" officeooo:paragraph-rsid="00029346"/>
    </style:style>
    <style:style style:name="P4" style:family="paragraph" style:parent-style-name="Standard">
      <style:paragraph-properties fo:text-align="start" style:justify-single-word="false"/>
      <style:text-properties officeooo:rsid="00029346" officeooo:paragraph-rsid="00029346"/>
    </style:style>
    <style:style style:name="P5" style:family="paragraph" style:parent-style-name="Standard">
      <style:paragraph-properties fo:text-align="start" style:justify-single-word="false"/>
      <style:text-properties officeooo:rsid="0000a296" officeooo:paragraph-rsid="0000a296" fo:background-color="#dddddd"/>
    </style:style>
    <style:style style:name="P6" style:family="paragraph" style:parent-style-name="Standard">
      <style:paragraph-properties fo:text-align="start" style:justify-single-word="false"/>
      <style:text-properties fo:color="#006699" officeooo:rsid="00029346" officeooo:paragraph-rsid="00029346"/>
    </style:style>
    <style:style style:name="P7" style:family="paragraph" style:parent-style-name="Standard">
      <style:paragraph-properties fo:text-align="center" style:justify-single-word="false"/>
      <style:text-properties fo:color="#006699" officeooo:rsid="00029346" officeooo:paragraph-rsid="00029346" fo:background-color="#b2b2b2"/>
    </style:style>
    <style:style style:name="P8" style:family="paragraph" style:parent-style-name="Standard">
      <style:paragraph-properties fo:text-align="start" style:justify-single-word="false"/>
      <style:text-properties fo:color="#006699" officeooo:rsid="00029346" officeooo:paragraph-rsid="00029346" fo:background-color="#9999ff"/>
    </style:style>
    <style:style style:name="P9" style:family="paragraph" style:parent-style-name="Standard">
      <style:paragraph-properties fo:text-align="start" style:justify-single-word="false"/>
      <style:text-properties fo:color="#006699" officeooo:rsid="0003dd55" officeooo:paragraph-rsid="0003dd55"/>
    </style:style>
    <style:style style:name="P10" style:family="paragraph" style:parent-style-name="Standard">
      <style:paragraph-properties fo:text-align="start" style:justify-single-word="false"/>
      <style:text-properties fo:color="#006699" officeooo:rsid="0003bb41" officeooo:paragraph-rsid="0003bb41"/>
    </style:style>
    <style:style style:name="P11" style:family="paragraph" style:parent-style-name="Standard">
      <style:paragraph-properties fo:text-align="start" style:justify-single-word="false"/>
      <style:text-properties fo:color="#006699" officeooo:rsid="0005e28f" officeooo:paragraph-rsid="0005e28f"/>
    </style:style>
    <style:style style:name="P12" style:family="paragraph" style:parent-style-name="Standard">
      <style:paragraph-properties fo:text-align="center" style:justify-single-word="false"/>
      <style:text-properties officeooo:rsid="0003dd55" officeooo:paragraph-rsid="0003dd55"/>
    </style:style>
    <style:style style:name="P13" style:family="paragraph" style:parent-style-name="Standard">
      <style:paragraph-properties fo:text-align="start" style:justify-single-word="false"/>
      <style:text-properties officeooo:rsid="0000a296" officeooo:paragraph-rsid="0000a296"/>
    </style:style>
    <style:style style:name="P14" style:family="paragraph" style:parent-style-name="Standard">
      <style:paragraph-properties fo:text-align="start" style:justify-single-word="false"/>
      <style:text-properties officeooo:rsid="0000a296" officeooo:paragraph-rsid="0007206e"/>
    </style:style>
    <style:style style:name="P15" style:family="paragraph" style:parent-style-name="Standard">
      <style:paragraph-properties fo:text-align="center" style:justify-single-word="false"/>
      <style:text-properties fo:color="#006699" officeooo:rsid="0003dd55" officeooo:paragraph-rsid="0003dd55" fo:background-color="#b2b2b2"/>
    </style:style>
    <style:style style:name="P16" style:family="paragraph" style:parent-style-name="Standard">
      <style:paragraph-properties fo:text-align="start" style:justify-single-word="false"/>
      <style:text-properties fo:color="#006699" officeooo:rsid="00066cdf" officeooo:paragraph-rsid="00066cdf"/>
    </style:style>
    <style:style style:name="P17" style:family="paragraph" style:parent-style-name="Standard">
      <style:paragraph-properties fo:text-align="start" style:justify-single-word="false"/>
      <style:text-properties fo:color="#006699" officeooo:rsid="0007206e" officeooo:paragraph-rsid="0007206e"/>
    </style:style>
    <style:style style:name="P18" style:family="paragraph" style:parent-style-name="Standard">
      <style:paragraph-properties fo:text-align="center" style:justify-single-word="false"/>
      <style:text-properties fo:color="#006699" officeooo:rsid="0007206e" officeooo:paragraph-rsid="0007206e"/>
    </style:style>
    <style:style style:name="P19" style:family="paragraph" style:parent-style-name="Standard">
      <style:paragraph-properties fo:text-align="center" style:justify-single-word="false"/>
      <style:text-properties fo:color="#006699" officeooo:rsid="000771d6" officeooo:paragraph-rsid="000771d6"/>
    </style:style>
    <style:style style:name="P20" style:family="paragraph" style:parent-style-name="Standard">
      <style:paragraph-properties fo:text-align="start" style:justify-single-word="false"/>
      <style:text-properties fo:color="#006699" officeooo:rsid="000771d6" officeooo:paragraph-rsid="000771d6"/>
    </style:style>
    <style:style style:name="P21" style:family="paragraph" style:parent-style-name="Standard">
      <style:paragraph-properties fo:text-align="start" style:justify-single-word="false"/>
      <style:text-properties fo:color="#006699" officeooo:rsid="00094008" officeooo:paragraph-rsid="00094008"/>
    </style:style>
    <style:style style:name="P22" style:family="paragraph" style:parent-style-name="Standard">
      <style:paragraph-properties fo:text-align="start" style:justify-single-word="false"/>
      <style:text-properties fo:color="#006699" officeooo:rsid="000bf528" officeooo:paragraph-rsid="000bf528"/>
    </style:style>
    <style:style style:name="P23" style:family="paragraph" style:parent-style-name="Standard">
      <style:paragraph-properties fo:text-align="start" style:justify-single-word="false"/>
      <style:text-properties fo:color="#006699" officeooo:rsid="000d4255" officeooo:paragraph-rsid="000d4255"/>
    </style:style>
    <style:style style:name="P24" style:family="paragraph" style:parent-style-name="Standard">
      <style:paragraph-properties fo:text-align="center" style:justify-single-word="false"/>
      <style:text-properties fo:color="#006699" officeooo:rsid="000d4255" officeooo:paragraph-rsid="000d4255" fo:background-color="#999999"/>
    </style:style>
    <style:style style:name="P25" style:family="paragraph" style:parent-style-name="Standard">
      <style:paragraph-properties fo:text-align="start" style:justify-single-word="false"/>
      <style:text-properties fo:color="#006699" officeooo:rsid="000df8c8" officeooo:paragraph-rsid="000df8c8"/>
    </style:style>
    <style:style style:name="P26" style:family="paragraph" style:parent-style-name="Standard">
      <style:paragraph-properties fo:text-align="start" style:justify-single-word="false"/>
      <style:text-properties fo:color="#006699" fo:font-size="14pt" fo:font-weight="bold" officeooo:rsid="000df8c8" officeooo:paragraph-rsid="000df8c8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rsid="000bf528" officeooo:paragraph-rsid="000d4255"/>
    </style:style>
    <style:style style:name="P28" style:family="paragraph" style:parent-style-name="Standard">
      <style:paragraph-properties fo:text-align="start" style:justify-single-word="false"/>
      <style:text-properties fo:color="#000000" officeooo:paragraph-rsid="000df8c8"/>
    </style:style>
    <style:style style:name="P29" style:family="paragraph" style:parent-style-name="Standard">
      <style:paragraph-properties fo:text-align="start" style:justify-single-word="false"/>
      <style:text-properties fo:color="#000000" fo:font-size="14pt" fo:font-weight="bold" officeooo:rsid="000df8c8" officeooo:paragraph-rsid="000df8c8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4pt" fo:font-weight="bold" officeooo:rsid="0000a296" officeooo:paragraph-rsid="0000a296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00a296" officeooo:paragraph-rsid="0000a296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fo:color="#006699" fo:background-color="#b2b2b2" loext:char-shading-value="0"/>
    </style:style>
    <style:style style:name="T2" style:family="text">
      <style:text-properties fo:color="#006699" officeooo:rsid="000df8c8"/>
    </style:style>
    <style:style style:name="T3" style:family="text">
      <style:text-properties fo:color="#006699" officeooo:rsid="000f463a"/>
    </style:style>
    <style:style style:name="T4" style:family="text">
      <style:text-properties officeooo:rsid="0005e28f"/>
    </style:style>
    <style:style style:name="T5" style:family="text">
      <style:text-properties officeooo:rsid="00061121"/>
    </style:style>
    <style:style style:name="T6" style:family="text">
      <style:text-properties fo:background-color="#b2b2b2" loext:char-shading-value="0"/>
    </style:style>
    <style:style style:name="T7" style:family="text">
      <style:text-properties officeooo:rsid="000771d6"/>
    </style:style>
    <style:style style:name="T8" style:family="text">
      <style:text-properties fo:background-color="#999999" loext:char-shading-value="0"/>
    </style:style>
    <style:style style:name="T9" style:family="text">
      <style:text-properties officeooo:rsid="000ae5f4"/>
    </style:style>
    <style:style style:name="T10" style:family="text">
      <style:text-properties officeooo:rsid="000d4255"/>
    </style:style>
    <style:style style:name="T11" style:family="text">
      <style:text-properties officeooo:rsid="000df8c8"/>
    </style:style>
    <style:style style:name="T12" style:family="text">
      <style:text-properties officeooo:rsid="000f463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f463a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Comparative Genomics Practical 07</text:p>
      <text:p text:style-name="P30">Function Prediction</text:p>
      <text:p text:style-name="P30">Group 06 <text:s text:c="10"/>Xueqing Wang Tianlin He</text:p>
      <text:p text:style-name="P31"/>
      <text:p text:style-name="P31">Domain annotation</text:p>
      <text:p text:style-name="P2">Find the Pfam domain organization for the first 100 proteins encoded in your genomes. </text:p>
      <text:p text:style-name="P2">1. The way to do this is to use the hmmscan program. </text:p>
      <text:p text:style-name="P2">2. Easiest is to run it as </text:p>
      <text:p text:style-name="P5"># Normally you would download library from Pfam</text:p>
      <text:p text:style-name="P5">wget ftp://ftp.ebi.ac.uk/pub/databases/Pfam/current_release/Pfam-A.hmm.gz</text:p>
      <text:p text:style-name="P5"># Each Pfam file is described by release notes</text:p>
      <text:p text:style-name="P5"># ftp://ftp.ebi.ac.uk/pub/databases/Pfam/current_release/relnotes.txt</text:p>
      <text:p text:style-name="P5"># Than you decompress is and prepare it for hmmscan tool</text:p>
      <text:p text:style-name="P5">gzip -d Pfam-A.hmm.gz</text:p>
      <text:p text:style-name="P5">hmmpress Pfam-A.hmm</text:p>
      <text:p text:style-name="P5"># We have done that for you already, and the Pfam/ files are provided in</text:p>
      <text:p text:style-name="P5">course directory</text:p>
      <text:p text:style-name="P5"># Run the hmmscan</text:p>
      <text:p text:style-name="P5">hmmscan --cut_ga --acc &lt;hmm database file&gt; &lt;query protein file&gt;</text:p>
      <text:p text:style-name="P5"># Where hmm database file is Pfam-A.hmm and query protein file is your</text:p>
      <text:p text:style-name="P5">proteome in multi-fasta format</text:p>
      <text:p text:style-name="P2"/>
      <text:p text:style-name="P2">a. What do the options mean? </text:p>
      <text:p text:style-name="P6">In the terminal, run</text:p>
      <text:p text:style-name="P7">hmmscan -cut_ga -acc -o out.03hmm.txt Pfam-A.hmm protein100.03.fa</text:p>
      <text:p text:style-name="P8"/>
      <text:p text:style-name="P6">--cut_ga : use profile's GA gathering cutoffs to set all thresholding</text:p>
      <text:p text:style-name="P6">--acc: prefer accessions over names in output</text:p>
      <text:p text:style-name="P6">-o out.03.gmm.txt: direct the output of this comment to a file named “out.03hmm.txt”</text:p>
      <text:p text:style-name="P4"/>
      <text:p text:style-name="P2">b. As database file, use​ <text:s/>Pfam/Pfam-A.hmm. ​ This may take a while. </text:p>
      <text:p text:style-name="P2">c. To parse the results, you can use the command </text:p>
      <text:p text:style-name="P2">cat hmmscan-output.txt | perl hmmscan_parser.pl</text:p>
      <text:p text:style-name="P6">we use the command</text:p>
      <text:p text:style-name="P7"><text:s/>hmmscan out.03hmm.txt | perl hmmscan_parser.pl &gt;function.03hmm.txt</text:p>
      <text:p text:style-name="P6">so that the output from hmmscan_parser.pl can be directed to a file named “function.03.hmm.txt”, instead of showing on screen.</text:p>
      <text:p text:style-name="P3"/>
      <text:p text:style-name="P2">3. What kind of output does this give?</text:p>
      <text:p text:style-name="P6">A typical line in the output file “<text:span text:style-name="T4">function.03.hmm.txt” </text:span>can be </text:p>
      <text:p text:style-name="P10">./03.fa.txt_orf00008<text:tab/>PF00180.19 <text:s/>Isocitrate/isopropylmalate dehydrogenase<text:tab/>1.4e-114<text:tab/>1<text:tab/>346<text:tab/>4<text:tab/>344</text:p>
      <text:p text:style-name="P11">which displays the name of the protein we search, <text:span text:style-name="T5">the family it belongs to, and its protein ID and E-value etc. These results are generated by matching the sequence of query protein </text:span>with known sequences/families in Pfam database, <text:span text:style-name="T5">using a hidden Markov Model.</text:span></text:p>
      <text:p text:style-name="P2"/>
      <text:p text:style-name="P2">4. Using the ​ pfam2go​ <text:s/>map (http://geneontology.org/external2go/pfam2go), assign gene </text:p>
      <text:p text:style-name="P2">ontology terms to each of the genes. </text:p>
      <text:p text:style-name="P2"><text:soft-page-break/>a. Best is if you write a script to do this. If you do not, you can use </text:p>
      <text:p text:style-name="P2">b. pfam2goTransfer.py​ <text:s/>which takes as arguments the pfam2go file and the </text:p>
      <text:p text:style-name="P2">output from​ <text:s text:c="2"/>​ hmmscan_parser​ .pl​ . If you do use this, you must answer the </text:p>
      <text:p text:style-name="P2">following questions: </text:p>
      <text:p text:style-name="P9">We first downloaded pfam2go using the commend:</text:p>
      <text:p text:style-name="P12"><text:span text:style-name="T1">wget </text:span><text:a xlink:type="simple" xlink:href="http://geneontology.org/external2go/pfam2go" text:style-name="Internet_20_link" text:visited-style-name="Visited_20_Internet_20_Link"><text:span text:style-name="T6">http://geneontology.org/external2go/pfam2go</text:span></text:a></text:p>
      <text:p text:style-name="P9">and then run the pfam2goTransfer.py by taking the two arguments: pfam2go file and the output “function.03hmm.txt” from the previous task.</text:p>
      <text:p text:style-name="P15">python2 pfam2goTransfer.py pfam2go function.03hmm.txt</text:p>
      <text:p text:style-name="P15"/>
      <text:p text:style-name="P2">i.How many dictionaries are used in the program? What is gained by using </text:p>
      <text:p text:style-name="P2">them in the places where they are used? </text:p>
      <text:p text:style-name="P16">It contains three dictionaries, namely pfam2go, lDomains, and lPredictions.</text:p>
      <text:p text:style-name="P17">- pfam2go extracts information from the pfam2go file we downloaded from the Internet, so that it generates a dictionary with protein ID as a key and its corresponding GO term as item. Such as:</text:p>
      <text:p text:style-name="P18">'PF05118': 'GO:0018193'</text:p>
      <text:p text:style-name="P17">- lDomains <text:span text:style-name="T7">extracts information from our result generated by the hmmscan, as it reads the file “function.03hmm.txt”. It simply creates a dictionary containing IDs of all proteins appear in the file when it reads a line in the file, such as:</text:span></text:p>
      <text:p text:style-name="P19">{'PF07661': ''}</text:p>
      <text:p text:style-name="P20">- lPredictions searchs for overlapping in key between pfam2go and lDomains, the ultimate goals is to display the proteins in “function.03hmm.txt” together with its corresponding GO term and function on a single line.</text:p>
      <text:p text:style-name="P14"/>
      <text:p text:style-name="P2">ii.What are the purposes of the third and fourth split commands? </text:p>
      <text:p text:style-name="P21">The third split <text:span text:style-name="T8">for domain in arch.split (</text:span><text:span text:style-name="T6">): </text:span>removes the number after “.” in a protein ID. For example, PF00326.20 becomes PF00326, so that it can match with those from pham2go file.</text:p>
      <text:p text:style-name="P21">The fourth split <text:span text:style-name="T6">for aGO in pfam2go [domain].split ("\t"):</text:span> <text:span text:style-name="T9">extracts the value in pfam2go dictionary separated by tab, so that it only checks if the ID of a protein from “function.03hmm.txt” <text:s/>matchess with the GO term, but not the whole value containing GO, gene family, E-value etc.</text:span></text:p>
      <text:p text:style-name="P21"/>
      <text:p text:style-name="P2">iii.What type of variable is arch? What is its biological meaning? </text:p>
      <text:p text:style-name="P22">Arch is <text:span text:style-name="T10">the proteinID and the family it belongs to, such as :</text:span></text:p>
      <text:p text:style-name="P24">PF00294.23 <text:s/>pfkB family carbohydrate kinase</text:p>
      <text:p text:style-name="P23">It refers to architecture of a protein.</text:p>
      <text:p text:style-name="P27"/>
      <text:p text:style-name="P2">5. Do the results from what you ran above differ from simple BLAST (hypothetically </text:p>
      <text:p text:style-name="P2">domain sequence vs proteome file)? How, why and to what extent.</text:p>
      <text:p text:style-name="P25">In this practical, we ran the protein search with the use of profile Hidden Markov Model, which should be more sensitive than BLAST.(1) Besides, Pfam is not only a proteom database, it encompasses also information about protein family, the whole hierarchy and so on. Therefore, it gives more detailed information about the protein.</text:p>
      <text:p text:style-name="P26"/>
      <text:p text:style-name="P29">Reference:</text:p>
      <text:p text:style-name="P28"><text:span text:style-name="T11">1. RD Finn, J Clements, W Arndt, BL Miller, TJ Wheeler, F Schreiber, A Bateman, SR Eddy. 2015 </text:span>HMMER web server: 2015 update. <text:span text:style-name="T13">Nucleic Acids Res</text:span><text:span text:style-name="T14">earch</text:span><text:span text:style-name="T12"> 43: </text:span>30-38.</text:p>
      <text:p text:style-name="P2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09:47:38.635867010</meta:creation-date>
    <dc:date>2017-05-24T11:07:45.773960775</dc:date>
    <meta:editing-duration>PT11M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66" meta:word-count="745" meta:character-count="4931" meta:non-whitespace-character-count="3993"/>
  </office:meta>
</office:document-meta>
</file>